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73.25mm">
            <draw:object draw:notify-on-update-of-ranges="Sheet1.H1:Sheet1.H61 Sheet1.I1:Sheet1.I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00/00/00</text:date>, <text:time style:data-style-name="N2" text:time-value="15:08:05.8966244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2-13T15:21:20.373686471</dc:date>
    <meta:editing-duration>PT7H26M21S</meta:editing-duration>
    <meta:editing-cycles>102</meta:editing-cycles>
    <meta:generator>LibreOffice/6.0.7.3$Linux_X86_64 LibreOffice_project/00m0$Build-3</meta:generator>
    <meta:document-statistic meta:table-count="1" meta:cell-count="7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61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1" chart:class="chart:scatter">
            <chart:domain table:cell-range-address="Sheet1.H1:Sheet1.H61"/>
            <chart:regression-curve chart:style-name="ch7">
              <chart:equation chart:display-equation="true" chart:display-r-square="true"/>
            </chart:regression-curve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1</svg:desc>
                </draw:g>
              </table:table-cell>
              <table:table-cell office:value-type="float" office:value="9629">
                <text:p>9629</text:p>
                <draw:g>
                  <svg:desc>Sheet1.I1:Sheet1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